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fo:font-size="15pt" fo:language="es" fo:country="ES" style:font-size-asian="15pt" style:font-size-complex="15pt"/>
    </style:style>
    <style:style style:name="P2" style:family="paragraph" style:parent-style-name="Standard">
      <style:text-properties style:font-name="Latin Modern Roman" fo:font-size="15pt" fo:language="es" fo:country="ES" officeooo:rsid="000e7c78" officeooo:paragraph-rsid="000e7c78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Latin Modern Roman" fo:font-size="15pt" fo:language="es" fo:country="ES" officeooo:rsid="000e7c78" officeooo:paragraph-rsid="000e7c78" style:font-size-asian="15pt" style:font-size-complex="15pt"/>
    </style:style>
    <style:style style:name="T1" style:family="text">
      <style:text-properties officeooo:rsid="000bf7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quema concierto Mariano</text:p>
      <text:p text:style-name="P2"/>
      <text:p text:style-name="P1"><text:span text:style-name="T1">1. </text:span>Escuchad, oh tierna Madre.</text:p>
      <text:p text:style-name="P1"><text:span text:style-name="T1">2. </text:span>Las tres Ave Marías.</text:p>
      <text:p text:style-name="P1"><text:span text:style-name="T1">3. </text:span>Tu gloria, tu gloria.</text:p>
      <text:p text:style-name="P1"><text:span text:style-name="T1">4. </text:span>Por eso el cristianismo.</text:p>
      <text:p text:style-name="P1"><text:span text:style-name="T1">5. </text:span>Ave María de Fátima.</text:p>
      <text:p text:style-name="P1"><text:span text:style-name="T1">6. </text:span>Salve Azucena Divina.</text:p>
      <text:p text:style-name="P1"><text:span text:style-name="T1">7. </text:span>Bendita tu.</text:p>
      <text:p text:style-name="P1"><text:span text:style-name="T1">8. </text:span>Eres tu Pastora.</text:p>
      <text:p text:style-name="P1"><text:span text:style-name="T1">9. </text:span>Ave María de Schubert.</text:p>
      <text:p text:style-name="P1">10. Magnificat <text:span text:style-name="T1">anima mea Dominum</text:span> de Taizé.</text:p>
      <text:p text:style-name="P1">11. Ave María (Luz Marina)</text:p>
      <text:p text:style-name="P1">12. Nicaragua se Consagra al Corazón de María.</text:p>
      <text:p text:style-name="P1">13. Madre de la Esperanza.</text:p>
      <text:p text:style-name="P1">14. En Fátima Aparecis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3:28:56.771917114</meta:creation-date>
    <dc:date>2022-08-11T11:47:36.923237401</dc:date>
    <meta:editing-duration>PT1H19M19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15" meta:word-count="73" meta:character-count="398" meta:non-whitespace-character-count="340"/>
  </office:meta>
</office:document-meta>
</file>